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fo:language="nl" fo:country="NL"/>
    </style:style>
    <style:style style:name="T3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<text:a xlink:href="https://github.com/WAlidgaoud/La-panthre" office:target-frame-name="_top" xlink:show="replace"><text:span text:style-name="Hyperlink">https://github.com/WAlidgaoud/La-panthre</text:span></text:a><text:s text:c="2"/>//site après modification</text:p>
      <text:p text:style-name="Normal"/>
      <text:p text:style-name="Normal"/>
      <text:p text:style-name="Normal"/>
      <text:p text:style-name="Normal"><text:a xlink:href="https://github.com/WAlidgaoud/part-origin" office:target-frame-name="_top" xlink:show="replace"><text:span text:style-name="T2">https://github.com/WAlidgaoud/part-origin</text:span></text:a><text:span text:style-name="T3"><text:s text:c="3"/>// site origi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lid</meta:initial-creator>
    <dc:creator>Walid</dc:creator>
    <meta:creation-date>2022-11-30T02:27:00Z</meta:creation-date>
    <dc:date>2022-11-30T02:27:00Z</dc:date>
    <meta:template xlink:href="Normal" xlink:type="simple"/>
    <meta:editing-cycles>2</meta:editing-cycles>
    <meta:editing-duration>PT0S</meta:editing-duration>
    <meta:document-statistic meta:page-count="1" meta:paragraph-count="1" meta:word-count="38" meta:character-count="249" meta:row-count="1" meta:non-whitespace-character-count="212"/>
  </office:meta>
</office:document-meta>
</file>